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MatchUtils.simpleMatch( @ Nullable String pattern , @ Nullable String st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tternMatchUtils.simpleMatch( @ Nullable String [ ] patterns ,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